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emple de poème</text:h>
      <text:p text:style-name="Standard">Dans la douce clarté du matin enchanté,</text:p>
      <text:p text:style-name="Standard">Le soleil d'or éclaire les champs parfumés.</text:p>
      <text:p text:style-name="Standard">Les oiseaux gazouillent dans les arbres fleuris,</text:p>
      <text:p text:style-name="Standard">Et la brise légère murmure doux et paisible.</text:p>
      <text:p text:style-name="Standard"/>
      <text:p text:style-name="Standard">Au creux de la vallée, une rivière serpente,</text:p>
      <text:p text:style-name="Standard">Ses eaux scintillantes chantent une mélodie enchanteresse.</text:p>
      <text:p text:style-name="Standard">Les montagnes majestueuses veillent en silence,</text:p>
      <text:p text:style-name="Standard">Leur beauté éternelle nous laisse sans voix.</text:p>
      <text:p text:style-name="Standard"/>
      <text:p text:style-name="Standard">Les fleurs dansent avec grâce sous le ciel azuré,</text:p>
      <text:p text:style-name="Standard">Leurs pétales colorés offrent un spectacle enchanté.</text:p>
      <text:p text:style-name="Standard">Les papillons virevoltent avec légèreté,</text:p>
      <text:p text:style-name="Standard">Leur danse délicate est un vrai enchantement.</text:p>
      <text:p text:style-name="Standard"/>
      <text:p text:style-name="Standard">Ô nature merveilleuse, ô joyau précieux,</text:p>
      <text:p text:style-name="Standard">Ton charme éternel nous laisse toujours heureux.</text:p>
      <text:p text:style-name="Standard">Dans ce poème simple, ma plume te chante,</text:p>
      <text:p text:style-name="Standard">Et mon cœur reconnaissant t'offre son hommage.</text:p>
      <text:p text:style-name="Standard"/>
      <text:p text:style-name="Standard">Que la beauté de la nature inspire nos vies,</text:p>
      <text:p text:style-name="Standard">Et que la paix et l'amour guident nos pas infinis.</text:p>
      <text:p text:style-name="Standard">Dans ce monde si vaste, préservons ce trésor,</text:p>
      <text:p text:style-name="Standard">Et protégeons la nature, notre plus beau tréso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9T10:46:58.965073992</meta:creation-date>
    <dc:date>2023-06-09T10:47:52.452065158</dc:date>
    <meta:editing-duration>PT53S</meta:editing-duration>
    <meta:editing-cycles>1</meta:editing-cycles>
    <meta:document-statistic meta:table-count="0" meta:image-count="0" meta:object-count="0" meta:page-count="1" meta:paragraph-count="21" meta:word-count="151" meta:character-count="931" meta:non-whitespace-character-count="801"/>
    <meta:generator>LibreOffice/6.4.7.2$Linux_X86_64 LibreOffice_project/40$Build-2</meta:generator>
  </office:meta>
</office:document-meta>
</file>